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Tahoma"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Es wird nicht mÃ¶glich sein alles zu beschreiben, was ich auf der Klangliege im laufe der letzten 2, 5 Jahre erlebt habe aber einiges mÃ¶chte ich doch erzÃ¤hlen. Jede Behandlung war einzigartig und meine Erlebnisse waren sehr verschieden. Was aber immer gleich war, war die Aufmerksamkeit und feinfÃ¼hligkeit von Filip- er hat immer sehr genau hingespÃ¼rt, was bei mir grade dran war und konnte meine innere Prozesse dann auch dementsprechend begleiten und ergÃ¤nzen. Durch Klangliege- Behandlungen habe ich einen viel tieferen Kontakt zu mir selber bekommen und mehrere Blokaden haben sich dadurch gelÃ¶st. Die Geborgenheit, der Klang, die Vibration und bedingungslose Begegnung sind die heilende KrÃ¤fte, welche ich bei den Behandlungen erlebt habe und was mein Leben so unglaublich viel bereichert haben."</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21:32:23.441606535</meta:creation-date>
    <dc:date>2018-10-15T21:33:19.477467582</dc:date>
    <meta:editing-duration>PT56S</meta:editing-duration>
    <meta:editing-cycles>1</meta:editing-cycles>
    <meta:document-statistic meta:table-count="0" meta:image-count="0" meta:object-count="0" meta:page-count="1" meta:paragraph-count="2" meta:word-count="126" meta:character-count="811" meta:non-whitespace-character-count="688"/>
    <meta:generator>LibreOffice/5.1.2.2$Linux_X86_64 LibreOffice_project/10m0$Build-2</meta:generator>
  </office:meta>
</office:document-meta>
</file>